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weight="bold" officeooo:rsid="002fdfe1" officeooo:paragraph-rsid="0000d374" style:font-weight-asian="bold" style:font-weight-complex="bold"/>
    </style:style>
    <style:style style:name="P2" style:family="paragraph" style:parent-style-name="Code_20_Snippet">
      <style:text-properties fo:font-weight="normal" officeooo:rsid="002e2934" officeooo:paragraph-rsid="0000d374" style:font-weight-asian="normal" style:font-weight-complex="normal"/>
    </style:style>
    <style:style style:name="P3" style:family="paragraph" style:parent-style-name="Heading_20_3">
      <style:text-properties fo:font-weight="bold" officeooo:rsid="002e2934" officeooo:paragraph-rsid="0000d374" style:font-weight-asian="bold" style:font-weight-complex="bold"/>
    </style:style>
    <style:style style:name="P4" style:family="paragraph" style:parent-style-name="Text_20_body">
      <style:text-properties fo:font-weight="normal" officeooo:rsid="002e2934" officeooo:paragraph-rsid="0000d374" style:font-weight-asian="normal" style:font-weight-complex="normal"/>
    </style:style>
    <style:style style:name="P5" style:family="paragraph" style:parent-style-name="Text_20_body">
      <style:text-properties officeooo:paragraph-rsid="0000d374"/>
    </style:style>
    <style:style style:name="T1" style:family="text">
      <style:text-properties officeooo:rsid="002c40e4"/>
    </style:style>
    <style:style style:name="T2" style:family="text">
      <style:text-properties fo:font-weight="normal" officeooo:rsid="002e2934" style:font-weight-asian="normal" style:font-weight-complex="normal"/>
    </style:style>
    <style:style style:name="T3" style:family="text">
      <style:text-properties fo:font-weight="normal" officeooo:rsid="00f8ffc3" style:font-weight-asian="normal" style:font-weight-complex="normal"/>
    </style:style>
    <style:style style:name="T4" style:family="text">
      <style:text-properties fo:font-weight="normal" officeooo:rsid="00cd7095" style:font-weight-asian="normal" style:font-weight-complex="normal"/>
    </style:style>
    <style:style style:name="T5" style:family="text">
      <style:text-properties fo:font-weight="normal" officeooo:rsid="00df9c90" style:font-weight-asian="normal" style:font-weight-complex="normal"/>
    </style:style>
    <style:style style:name="T6" style:family="text">
      <style:text-properties officeooo:rsid="00cd7095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1">E</text:span>xpert Status Line Configuration</text:h>
      <text:p text:style-name="P5"><text:span text:style-name="T2"><text:tab/>Sometimes, you might need to support completely different status line behaviors all in one game. <text:s/>For instance, I had to design a way for the </text:span><text:span text:style-name="T3">Automap</text:span><text:span text:style-name="T2"> Hugo extension (which draws simple ASCII maps in t</text:span><text:span text:style-name="T4">he status</text:span><text:span text:style-name="T2"> line in </text:span><text:a xlink:type="simple" xlink:href="http://www.ifwiki.org/index.php/Glk" text:style-name="Internet_20_link" text:visited-style-name="Visited_20_Internet_20_Link"><text:span text:style-name="T5">G</text:span></text:a><text:a xlink:type="simple" xlink:href="http://www.ifwiki.org/index.php/Glk" text:style-name="Internet_20_link" text:visited-style-name="Visited_20_Internet_20_Link"><text:span text:style-name="T2">lk</text:span></text:a><text:span text:style-name="T2"> interpreters) to peacefully coexist with the </text:span><text:span text:style-name="T3">NewConverse</text:span><text:span text:style-name="T2"> extension (which lists conversation options in the status window), on top of doing, ya know, regular status line stuff. <text:s/>To this end, I created a </text:span><text:span text:style-name="code_20_style"><text:span text:style-name="T2">printstatuslib</text:span></text:span><text:span text:style-name="T2"> object, which Roodylib checks for children, using their </text:span><text:span text:style-name="code_20_style"><text:span text:style-name="T2">find_height</text:span></text:span><text:span text:style-name="T2"> and </text:span><text:span text:style-name="code_20_style"><text:span text:style-name="T2">status_override</text:span></text:span><text:span text:style-name="T2"> properties to determine which instructions should be followed on any given turn.</text:span></text:p>
      <text:p text:style-name="P4"><text:tab/>I won<text:span text:style-name="T6">’</text:span>t go into the specifics of the system just now (it is all somewhat documented in <text:span text:style-name="T7">roodylib.h</text:span>), but here is an example <text:span text:style-name="code_20_style">printstatuslib </text:span>object:</text:p>
      <text:p text:style-name="P2">object mapwindow</text:p>
      <text:p text:style-name="P2">{</text:p>
      <text:p text:style-name="P2"><text:tab/>in printstatuslib</text:p>
      <text:p text:style-name="P2"><text:tab/>find_height</text:p>
      <text:p text:style-name="P2"><text:tab/>{</text:p>
      <text:p text:style-name="P2"><text:tab/><text:tab/>return (call &amp;FindMapHeight)</text:p>
      <text:p text:style-name="P2"><text:tab/>}</text:p>
      <text:p text:style-name="P2"><text:tab/>draw_window</text:p>
      <text:p text:style-name="P2"><text:tab/>{</text:p>
      <text:p text:style-name="P2"><text:tab/><text:tab/>return (call &amp;DrawMapWindow)</text:p>
      <text:p text:style-name="P2"><text:tab/>}</text:p>
      <text:p text:style-name="P2"><text:tab/>status_override 0</text:p>
      <text:p text:style-name="P2">}</text:p>
      <text:h text:style-name="P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DejaVu Sans" fo:font-family="'DejaVu Sans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de_20_Snippet" style:display-name="Code Snippet" style:family="paragraph" style:parent-style-name="Standard" style:class="text" style:master-page-name="">
      <loext:graphic-properties draw:fill="solid" draw:fill-color="#dddddd" draw:opacity="100%"/>
      <style:paragraph-properties fo:margin-left="0.5in" fo:margin-right="0.5in" fo:text-indent="0in" style:auto-text-indent="false" style:page-number="auto" fo:background-color="#dddddd" style:shadow="none"/>
      <style:text-properties style:font-name="Courier New" fo:font-family="'Courier New'" style:font-style-name="Regular" style:font-family-generic="modern" style:font-pitch="fixed"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style" style:display-name="code style" style:family="text">
      <style:text-properties style:font-name="Courier New" fo:font-family="'Courier New'" style:font-style-name="Regular" style:font-family-generic="modern" style:font-pitch="fixe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23T00:32:14.223000000</dc:date>
    <meta:editing-duration>PT32S</meta:editing-duration>
    <meta:editing-cycles>1</meta:editing-cycles>
    <meta:document-statistic meta:table-count="0" meta:image-count="0" meta:object-count="0" meta:page-count="1" meta:paragraph-count="16" meta:word-count="144" meta:character-count="933" meta:non-whitespace-character-count="789"/>
  </office:meta>
</office:document-meta>
</file>